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" svg:font-family="Liberation"/>
    <style:font-face style:name="DejaVu Serif" svg:font-family="'DejaVu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 style:list-style-name="L1">
      <style:text-properties style:font-name="Liberation" fo:font-size="12pt" officeooo:paragraph-rsid="0001fec1" style:font-size-asian="12pt" style:font-size-complex="12pt"/>
    </style:style>
    <style:style style:name="P2" style:family="paragraph" style:parent-style-name="Standard" style:list-style-name="L1">
      <style:text-properties style:font-name="Liberation" fo:font-size="12pt" officeooo:rsid="0001fec1" officeooo:paragraph-rsid="0001fec1" style:font-size-asian="12pt" style:font-size-complex="12pt"/>
    </style:style>
    <style:style style:name="P3" style:family="paragraph" style:parent-style-name="Standard">
      <style:text-properties style:font-name="Liberation" fo:font-size="12pt" officeooo:rsid="0001fec1" officeooo:paragraph-rsid="0001fec1" style:font-size-asian="12pt" style:font-size-complex="12pt"/>
    </style:style>
    <style:style style:name="P4" style:family="paragraph" style:parent-style-name="Standard" style:list-style-name="L1">
      <style:text-properties style:font-name="Liberation" fo:font-size="12pt" officeooo:rsid="0002eadf" officeooo:paragraph-rsid="0002eadf" style:font-size-asian="12pt" style:font-size-complex="12pt"/>
    </style:style>
    <style:style style:name="P5" style:family="paragraph" style:parent-style-name="Standard" style:list-style-name="L1">
      <style:text-properties style:font-name="Liberation" fo:font-size="12pt" officeooo:rsid="00032047" officeooo:paragraph-rsid="00032047" style:font-size-asian="12pt" style:font-size-complex="12pt"/>
    </style:style>
    <style:style style:name="P6" style:family="paragraph" style:parent-style-name="Standard" style:list-style-name="L1">
      <style:text-properties style:font-name="Liberation" fo:font-size="12pt" fo:font-weight="normal" officeooo:rsid="00032047" officeooo:paragraph-rsid="00032047" style:font-size-asian="12pt" style:font-weight-asian="normal" style:font-size-complex="12pt" style:font-weight-complex="normal"/>
    </style:style>
    <style:style style:name="P7" style:family="paragraph" style:parent-style-name="Standard" style:list-style-name="L1">
      <style:text-properties style:font-name="Liberation" fo:font-size="12pt" fo:font-weight="normal" officeooo:rsid="00051ce8" officeooo:paragraph-rsid="00051ce8" style:font-size-asian="12pt" style:font-weight-asian="normal" style:font-size-complex="12pt" style:font-weight-complex="normal"/>
    </style:style>
    <style:style style:name="P8" style:family="paragraph" style:parent-style-name="Standard" style:list-style-name="L1">
      <style:text-properties style:font-name="Liberation" fo:font-size="12pt" fo:font-weight="normal" officeooo:rsid="000650b7" officeooo:paragraph-rsid="000650b7" style:font-size-asian="12pt" style:font-weight-asian="normal" style:font-size-complex="12pt" style:font-weight-complex="normal"/>
    </style:style>
    <style:style style:name="P9" style:family="paragraph" style:parent-style-name="Standard" style:list-style-name="L1">
      <style:text-properties style:font-name="Liberation" fo:font-size="12pt" fo:font-weight="normal" officeooo:rsid="00073ceb" officeooo:paragraph-rsid="00073ceb" style:font-size-asian="12pt" style:font-weight-asian="normal" style:font-size-complex="12pt" style:font-weight-complex="normal"/>
    </style:style>
    <style:style style:name="P10" style:family="paragraph" style:parent-style-name="Standard" style:list-style-name="L1">
      <style:text-properties style:font-name="Liberation" fo:font-size="12pt" fo:font-weight="normal" officeooo:rsid="0007a6a6" officeooo:paragraph-rsid="0007a6a6" style:font-size-asian="12pt" style:font-weight-asian="normal" style:font-size-complex="12pt" style:font-weight-complex="normal"/>
    </style:style>
    <style:style style:name="P11" style:family="paragraph" style:parent-style-name="Standard" style:list-style-name="L1">
      <style:text-properties style:font-name="Liberation" fo:font-size="12pt" fo:font-weight="normal" officeooo:rsid="0007c19a" officeooo:paragraph-rsid="0007c19a" style:font-size-asian="12pt" style:font-weight-asian="normal" style:font-size-complex="12pt" style:font-weight-complex="normal"/>
    </style:style>
    <style:style style:name="P12" style:family="paragraph" style:parent-style-name="Standard" style:list-style-name="L1">
      <style:text-properties style:font-name="Liberation" fo:font-size="12pt" fo:font-weight="normal" officeooo:rsid="0008644f" officeooo:paragraph-rsid="0008644f" style:font-size-asian="12pt" style:font-weight-asian="normal" style:font-size-complex="12pt" style:font-weight-complex="normal"/>
    </style:style>
    <style:style style:name="P13" style:family="paragraph" style:parent-style-name="Standard" style:list-style-name="L1">
      <style:text-properties style:font-name="Liberation" fo:font-size="12pt" fo:font-weight="normal" officeooo:rsid="000ff7c6" officeooo:paragraph-rsid="000ff7c6" style:font-size-asian="12pt" style:font-weight-asian="normal" style:font-size-complex="12pt" style:font-weight-complex="normal"/>
    </style:style>
    <style:style style:name="P14" style:family="paragraph" style:parent-style-name="Standard" style:list-style-name="L1">
      <style:text-properties style:font-name="Liberation" fo:font-size="12pt" fo:font-weight="normal" officeooo:rsid="0011f4cd" officeooo:paragraph-rsid="0011f4cd" style:font-size-asian="12pt" style:font-weight-asian="normal" style:font-size-complex="12pt" style:font-weight-complex="normal"/>
    </style:style>
    <style:style style:name="P15" style:family="paragraph" style:parent-style-name="Standard" style:list-style-name="L1">
      <style:text-properties style:font-name="Liberation" fo:font-size="12pt" fo:font-weight="normal" officeooo:rsid="00124ef1" officeooo:paragraph-rsid="00124ef1" style:font-size-asian="12pt" style:font-weight-asian="normal" style:font-size-complex="12pt" style:font-weight-complex="normal"/>
    </style:style>
    <style:style style:name="P16" style:family="paragraph" style:parent-style-name="Standard" style:list-style-name="L1">
      <style:text-properties style:font-name="Liberation" fo:font-size="12pt" fo:font-weight="normal" officeooo:rsid="00137355" officeooo:paragraph-rsid="00137355" style:font-size-asian="12pt" style:font-weight-asian="normal" style:font-size-complex="12pt" style:font-weight-complex="normal"/>
    </style:style>
    <style:style style:name="P17" style:family="paragraph" style:parent-style-name="Standard" style:list-style-name="L1">
      <style:text-properties style:font-name="Liberation" fo:font-size="12pt" fo:font-weight="bold" officeooo:rsid="000a0d70" officeooo:paragraph-rsid="000a0d70" style:font-size-asian="12pt" style:font-weight-asian="bold" style:font-size-complex="12pt" style:font-weight-complex="bold"/>
    </style:style>
    <style:style style:name="P18" style:family="paragraph" style:parent-style-name="Standard" style:list-style-name="L1">
      <style:text-properties style:font-name="Liberation" fo:font-size="12pt" fo:font-weight="bold" officeooo:rsid="000add91" officeooo:paragraph-rsid="000add91" style:font-size-asian="12pt" style:font-weight-asian="bold" style:font-size-complex="12pt" style:font-weight-complex="bold"/>
    </style:style>
    <style:style style:name="P19" style:family="paragraph" style:parent-style-name="Standard" style:list-style-name="L1">
      <style:text-properties style:font-name="Liberation" fo:font-size="12pt" fo:font-weight="bold" officeooo:rsid="000c6ed1" officeooo:paragraph-rsid="000c6ed1" style:font-size-asian="12pt" style:font-weight-asian="bold" style:font-size-complex="12pt" style:font-weight-complex="bold"/>
    </style:style>
    <style:style style:name="P20" style:family="paragraph" style:parent-style-name="Standard" style:list-style-name="L1">
      <style:text-properties style:font-name="Liberation" fo:font-size="12pt" fo:font-weight="bold" officeooo:rsid="000c7de3" officeooo:paragraph-rsid="000c7de3" style:font-size-asian="12pt" style:font-weight-asian="bold" style:font-size-complex="12pt" style:font-weight-complex="bold"/>
    </style:style>
    <style:style style:name="P21" style:family="paragraph" style:parent-style-name="Standard" style:list-style-name="L1">
      <style:text-properties style:font-name="Liberation" fo:font-size="12pt" fo:font-weight="bold" officeooo:rsid="000ddb78" officeooo:paragraph-rsid="000ddb78" style:font-size-asian="12pt" style:font-weight-asian="bold" style:font-size-complex="12pt" style:font-weight-complex="bold"/>
    </style:style>
    <style:style style:name="P22" style:family="paragraph" style:parent-style-name="Standard" style:list-style-name="L1">
      <style:text-properties style:font-name="Liberation" fo:font-size="12pt" fo:font-weight="bold" officeooo:rsid="00150305" officeooo:paragraph-rsid="00150305" style:font-size-asian="12pt" style:font-weight-asian="bold" style:font-size-complex="12pt" style:font-weight-complex="bold"/>
    </style:style>
    <style:style style:name="P23" style:family="paragraph" style:parent-style-name="Standard" style:list-style-name="L1">
      <style:text-properties style:font-name="Liberation" fo:font-size="12pt" fo:font-weight="bold" officeooo:rsid="0016847d" officeooo:paragraph-rsid="0016847d" style:font-size-asian="12pt" style:font-weight-asian="bold" style:font-size-complex="12pt" style:font-weight-complex="bold"/>
    </style:style>
    <style:style style:name="P24" style:family="paragraph" style:parent-style-name="Standard" style:list-style-name="L1">
      <style:text-properties style:font-name="Liberation" fo:font-size="12pt" fo:font-weight="bold" officeooo:rsid="00186365" officeooo:paragraph-rsid="00186365" style:font-size-asian="12pt" style:font-weight-asian="bold" style:font-size-complex="12pt" style:font-weight-complex="bold"/>
    </style:style>
    <style:style style:name="P25" style:family="paragraph" style:parent-style-name="Standard" style:list-style-name="L1">
      <style:text-properties style:font-name="Liberation" fo:font-size="12pt" fo:font-weight="bold" officeooo:rsid="0019bad8" officeooo:paragraph-rsid="0019bad8" style:font-size-asian="12pt" style:font-weight-asian="bold" style:font-size-complex="12pt" style:font-weight-complex="bold"/>
    </style:style>
    <style:style style:name="P26" style:family="paragraph" style:parent-style-name="Standard" style:list-style-name="L1">
      <style:text-properties style:font-name="Liberation" fo:font-size="12pt" fo:font-weight="bold" officeooo:rsid="001ae350" officeooo:paragraph-rsid="001ae350" style:font-size-asian="12pt" style:font-weight-asian="bold" style:font-size-complex="12pt" style:font-weight-complex="bold"/>
    </style:style>
    <style:style style:name="P27" style:family="paragraph" style:parent-style-name="Standard" style:list-style-name="L1">
      <style:text-properties style:font-name="Liberation" fo:font-size="12pt" fo:font-weight="bold" officeooo:rsid="001d4510" officeooo:paragraph-rsid="001d4510" style:font-size-asian="12pt" style:font-weight-asian="bold" style:font-size-complex="12pt" style:font-weight-complex="bold"/>
    </style:style>
    <style:style style:name="P28" style:family="paragraph" style:parent-style-name="Standard" style:list-style-name="L1">
      <style:text-properties style:font-name="Liberation" fo:font-size="12pt" fo:font-weight="bold" officeooo:rsid="001e33c7" officeooo:paragraph-rsid="001e33c7" style:font-size-asian="12pt" style:font-weight-asian="bold" style:font-size-complex="12pt" style:font-weight-complex="bold"/>
    </style:style>
    <style:style style:name="P29" style:family="paragraph" style:parent-style-name="Standard" style:list-style-name="L1">
      <style:text-properties style:font-name="Liberation" fo:font-size="12pt" fo:font-weight="bold" officeooo:rsid="001ec59c" officeooo:paragraph-rsid="001ec59c" style:font-size-asian="12pt" style:font-weight-asian="bold" style:font-size-complex="12pt" style:font-weight-complex="bold"/>
    </style:style>
    <style:style style:name="P30" style:family="paragraph" style:parent-style-name="Standard" style:list-style-name="L1">
      <style:text-properties style:font-name="Liberation" fo:font-size="12pt" fo:font-weight="bold" officeooo:rsid="002033d0" officeooo:paragraph-rsid="002033d0" style:font-size-asian="12pt" style:font-weight-asian="bold" style:font-size-complex="12pt" style:font-weight-complex="bold"/>
    </style:style>
    <style:style style:name="P31" style:family="paragraph" style:parent-style-name="Standard" style:list-style-name="L1">
      <style:text-properties style:font-name="Liberation" fo:font-size="12pt" fo:font-weight="bold" officeooo:rsid="00214658" officeooo:paragraph-rsid="00214658" style:font-size-asian="12pt" style:font-weight-asian="bold" style:font-size-complex="12pt" style:font-weight-complex="bold"/>
    </style:style>
    <style:style style:name="T1" style:family="text">
      <style:text-properties officeooo:rsid="0001fec1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054a71"/>
    </style:style>
    <style:style style:name="T4" style:family="text">
      <style:text-properties style:text-position="super 58%"/>
    </style:style>
    <style:style style:name="T5" style:family="text">
      <style:text-properties style:text-position="super 58%" fo:font-weight="normal" style:font-weight-asian="normal" style:font-weight-complex="normal"/>
    </style:style>
    <style:style style:name="T6" style:family="text">
      <style:text-properties style:text-position="0% 100%"/>
    </style:style>
    <style:style style:name="T7" style:family="text">
      <style:text-properties style:text-position="0% 100%" fo:font-weight="normal" style:font-weight-asian="normal" style:font-weight-complex="normal"/>
    </style:style>
    <style:style style:name="T8" style:family="text">
      <style:text-properties style:text-position="0% 100%" fo:font-weight="normal" officeooo:rsid="000c7de3" style:font-weight-asian="normal" style:font-weight-complex="normal"/>
    </style:style>
    <style:style style:name="T9" style:family="text">
      <style:text-properties style:text-position="0% 100%" fo:font-weight="normal" officeooo:rsid="002033d0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5658187498978079396" text:style-name="L1">
        <text:list-item>
          <text:p text:style-name="P1"><text:span text:style-name="T1">Discrete structures I</text:span></text:p>
          <text:list>
            <text:list-item>
              <text:p text:style-name="P2">Discrete means “not calculus” - at least for now</text:p>
            </text:list-item>
            <text:list-item>
              <text:p text:style-name="P2">Structures – the building blocks</text:p>
            </text:list-item>
            <text:list-item>
              <text:p text:style-name="P2">Topics</text:p>
              <text:list>
                <text:list-item>
                  <text:p text:style-name="P2">Logic- propositions, predicates, arguments</text:p>
                  <text:list>
                    <text:list-item>
                      <text:p text:style-name="P2">How do computers maintain knowledge?</text:p>
                    </text:list-item>
                    <text:list-item>
                      <text:p text:style-name="P2">How can computers prove theorems?</text:p>
                    </text:list-item>
                    <text:list-item>
                      <text:p text:style-name="P2">How do SQL queries work? Prolog (programming language w queries)?</text:p>
                    </text:list-item>
                  </text:list>
                </text:list-item>
              </text:list>
            </text:list-item>
            <text:list-item>
              <text:p text:style-name="P2">Sets, functions, and relations</text:p>
              <text:list>
                <text:list-item>
                  <text:p text:style-name="P2">Sets are a group of objects</text:p>
                </text:list-item>
                <text:list-item>
                  <text:p text:style-name="P2">How do computers deal with collections of objects?</text:p>
                  <text:list>
                    <text:list-item>
                      <text:p text:style-name="P2">What can you do with/query about a collection?</text:p>
                    </text:list-item>
                    <text:list-item>
                      <text:p text:style-name="P2">How do computers reason about sets and collections of objects?</text:p>
                      <text:list>
                        <text:list-item>
                          <text:p text:style-name="P2">How are those collections related?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">Algorithms</text:p>
              <text:list>
                <text:list-item>
                  <text:p text:style-name="P2">Use algorithms to understand other things taught in course</text:p>
                </text:list-item>
                <text:list-item>
                  <text:p text:style-name="P2">How long does an algorithm take to run?</text:p>
                </text:list-item>
                <text:list-item>
                  <text:p text:style-name="P2">What does it mean by “how long”?</text:p>
                </text:list-item>
                <text:list-item>
                  <text:p text:style-name="P2">Comparison of running times</text:p>
                </text:list-item>
                <text:list-item>
                  <text:p text:style-name="P4">Are computer upgrades worth it?</text:p>
                  <text:list>
                    <text:list-item>
                      <text:p text:style-name="P4">Spending extra money may not necessarily make an algorithm feisable</text:p>
                    </text:list-item>
                  </text:list>
                </text:list-item>
                <text:list-item>
                  <text:p text:style-name="P4">What does it mean to measure an algorithm's runtime?</text:p>
                </text:list-item>
              </text:list>
            </text:list-item>
            <text:list-item>
              <text:p text:style-name="P4">Graphs</text:p>
              <text:list>
                <text:list-item>
                  <text:p text:style-name="P4">A nice way of modelling problems</text:p>
                </text:list-item>
                <text:list-item>
                  <text:p text:style-name="P4">If a problem is transformable into a graph, then there is generally existing research into it.</text:p>
                </text:list-item>
              </text:list>
            </text:list-item>
            <text:list-item>
              <text:p text:style-name="P5">Common themes</text:p>
              <text:list>
                <text:list-item>
                  <text:p text:style-name="P5">Proofs and mathematical rigor</text:p>
                  <text:list>
                    <text:list-item>
                      <text:p text:style-name="P5">How to think like a mathematician?</text:p>
                    </text:list-item>
                  </text:list>
                </text:list-item>
              </text:list>
            </text:list-item>
            <text:list-item>
              <text:p text:style-name="P5">Low average</text:p>
            </text:list-item>
            <text:list-item>
              <text:p text:style-name="P5">This is a difficult course</text:p>
            </text:list-item>
            <text:list-item>
              <text:p text:style-name="P5"><text:span text:style-name="T2">Take it seriously!!</text:span></text:p>
            </text:list-item>
            <text:list-item>
              <text:p text:style-name="P6">Do lots of example problems</text:p>
            </text:list-item>
            <text:list-item>
              <text:p text:style-name="P6">Go to office hours, ask for help</text:p>
            </text:list-item>
          </text:list>
        </text:list-item>
        <text:list-item>
          <text:p text:style-name="P7">About the course</text:p>
          <text:list>
            <text:list-item>
              <text:p text:style-name="P7">Lectures (Tues and Thurs 4-5:30 <text:span text:style-name="T3">RB 2200</text:span>)</text:p>
            </text:list-item>
            <text:list-item>
              <text:p text:style-name="P7">Tutorials (Mon 8:30-9:30 <text:span text:style-name="T3">SA 304</text:span>)</text:p>
              <text:list>
                <text:list-item>
                  <text:p text:style-name="P8">A bunch of problems</text:p>
                </text:list-item>
                <text:list-item>
                  <text:p text:style-name="P8">Problem-based</text:p>
                </text:list-item>
                <text:list-item>
                  <text:p text:style-name="P9">Start next week</text:p>
                </text:list-item>
                <text:list-item>
                  <text:p text:style-name="P10">Tests are during the tutorials</text:p>
                  <text:list>
                    <text:list-item>
                      <text:p text:style-name="P10">There are four</text:p>
                    </text:list-item>
                  </text:list>
                </text:list-item>
              </text:list>
            </text:list-item>
            <text:list-item>
              <text:p text:style-name="P11">Textbook</text:p>
              <text:list>
                <text:list-item>
                  <text:p text:style-name="P11"><text:soft-page-break/>There is no textbook</text:p>
                </text:list-item>
                <text:list-item>
                  <text:p text:style-name="P11">Recommended: Discrete Mathematics and It's Applications – Kenneth Rosen</text:p>
                </text:list-item>
              </text:list>
            </text:list-item>
            <text:list-item>
              <text:p text:style-name="P12">CULearn</text:p>
              <text:list>
                <text:list-item>
                  <text:p text:style-name="P13">Check regularly (daily)</text:p>
                </text:list-item>
                <text:list-item>
                  <text:p text:style-name="P12">Discrete math exercise database</text:p>
                  <text:list>
                    <text:list-item>
                      <text:p text:style-name="P12">Over 200 exercises with solutions from previous courses</text:p>
                    </text:list-item>
                  </text:list>
                </text:list-item>
                <text:list-item>
                  <text:p text:style-name="P14">Assignments go on CULearn</text:p>
                </text:list-item>
                <text:list-item>
                  <text:p text:style-name="P14">Tutorial exercises will go on CULearn</text:p>
                </text:list-item>
                <text:list-item>
                  <text:p text:style-name="P14">Notes will go on CULearn as a PDF</text:p>
                </text:list-item>
                <text:list-item>
                  <text:p text:style-name="P15">Perhaps recordings of the lectures</text:p>
                </text:list-item>
                <text:list-item>
                  <text:p text:style-name="P16">As much stuff as possible!! :D</text:p>
                </text:list-item>
              </text:list>
            </text:list-item>
            <text:list-item>
              <text:p text:style-name="P12">Grades</text:p>
              <text:list>
                <text:list-item>
                  <text:p text:style-name="P12">3 components</text:p>
                  <text:list>
                    <text:list-item>
                      <text:p text:style-name="P12">4 assignments</text:p>
                      <text:list>
                        <text:list-item>
                          <text:p text:style-name="P12">5% each (total 25%)</text:p>
                        </text:list-item>
                        <text:list-item>
                          <text:p text:style-name="P12">Due on Jan 23<text:span text:style-name="T4">rd</text:span>, Feb 13<text:span text:style-name="T4">th</text:span>, March 13<text:span text:style-name="T4">th</text:span>, April 8<text:span text:style-name="T4">th </text:span><text:span text:style-name="T6">respectively</text:span></text:p>
                        </text:list-item>
                        <text:list-item>
                          <text:p text:style-name="P17"><text:span text:style-name="T6">Absolutely</text:span><text:span text:style-name="T7"> no late assignments</text:span></text:p>
                          <text:list>
                            <text:list-item>
                              <text:p text:style-name="P17"><text:span text:style-name="T7">Assignment solutions are posted immediately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7"><text:span text:style-name="T7">3 tests</text:span></text:p>
                      <text:list>
                        <text:list-item>
                          <text:p text:style-name="P17"><text:span text:style-name="T7">10% each (total 30%)</text:span></text:p>
                        </text:list-item>
                        <text:list-item>
                          <text:p text:style-name="P17"><text:span text:style-name="T7">Tests are 45 minutes long</text:span></text:p>
                        </text:list-item>
                        <text:list-item>
                          <text:p text:style-name="P17"><text:span text:style-name="T7">During tutorials</text:span></text:p>
                        </text:list-item>
                        <text:list-item>
                          <text:p text:style-name="P18"><text:span text:style-name="T7">Different versions of the test </text:span><text:span text:style-name="T8">per tutorial</text:span></text:p>
                        </text:list-item>
                        <text:list-item>
                          <text:p text:style-name="P19"><text:span text:style-name="T7">Sample tests with similar questions to the real tests</text:span></text:p>
                        </text:list-item>
                        <text:list-item>
                          <text:p text:style-name="P20"><text:span text:style-name="T7">Weeks of Jan 26</text:span><text:span text:style-name="T5">th</text:span><text:span text:style-name="T7">-30</text:span><text:span text:style-name="T5">th</text:span><text:span text:style-name="T7">, Feb 23</text:span><text:span text:style-name="T5">rd</text:span><text:span text:style-name="T7"> – 27</text:span><text:span text:style-name="T5">th</text:span><text:span text:style-name="T7">, March 16</text:span><text:span text:style-name="T5">th</text:span><text:span text:style-name="T7"> – 20</text:span><text:span text:style-name="T5">th</text:span></text:p>
                        </text:list-item>
                      </text:list>
                    </text:list-item>
                    <text:list-item>
                      <text:p text:style-name="P20"><text:span text:style-name="T7">Final exam</text:span></text:p>
                      <text:list>
                        <text:list-item>
                          <text:p text:style-name="P21"><text:span text:style-name="T7">50%</text:span></text:p>
                        </text:list-item>
                        <text:list-item>
                          <text:p text:style-name="P21"><text:span text:style-name="T7">Covers everything</text:span>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2"><text:span text:style-name="T7">Class policies</text:span></text:p>
              <text:list>
                <text:list-item>
                  <text:p text:style-name="P22"><text:span text:style-name="T6">Absolutely</text:span><text:span text:style-name="T7"> no late assignments</text:span></text:p>
                </text:list-item>
                <text:list-item>
                  <text:p text:style-name="P23"><text:span text:style-name="T7">If there's a medical emergency then the final will probably be shifted</text:span></text:p>
                </text:list-item>
                <text:list-item>
                  <text:p text:style-name="P24"><text:span text:style-name="T7">Collaboration</text:span></text:p>
                  <text:list>
                    <text:list-item>
                      <text:p text:style-name="P24"><text:span text:style-name="T7">Go your separate ways, do not collaborate on assignments</text:span></text:p>
                    </text:list-item>
                    <text:list-item>
                      <text:p text:style-name="P25"><text:span text:style-name="T7">Discussion is okay, but writing must be separate</text:span></text:p>
                    </text:list-item>
                    <text:list-item>
                      <text:p text:style-name="P26"><text:span text:style-name="T7">The probability that identical answers will be handed in is zero ^_^</text:span></text:p>
                    </text:list-item>
                  </text:list>
                </text:list-item>
                <text:list-item>
                  <text:p text:style-name="P27"><text:span text:style-name="T7">Mark disputes</text:span></text:p>
                  <text:list>
                    <text:list-item>
                      <text:p text:style-name="P27"><text:span text:style-name="T7">Talk to the TA</text:span></text:p>
                    </text:list-item>
                    <text:list-item>
                      <text:p text:style-name="P27"><text:span text:style-name="T7">If there is still a dispute, then talk to prof.</text:span></text:p>
                    </text:list-item>
                  </text:list>
                </text:list-item>
                <text:list-item>
                  <text:p text:style-name="P29"><text:span text:style-name="T7">Verify your marks on CULearn</text:span></text:p>
                  <text:list>
                    <text:list-item>
                      <text:p text:style-name="P29"><text:span text:style-name="T7">Mistakes happen</text:span><text:span text:style-name="T9">, do not let entry mistakes happen</text:span></text:p>
                    </text:list-item>
                    <text:list-item>
                      <text:p text:style-name="P30"><text:span text:style-name="T9">I</text:span><text:span text:style-name="T7">t is your responsibility to double check</text:span></text:p>
                    </text:list-item>
                  </text:list>
                </text:list-item>
              </text:list>
            </text:list-item>
            <text:list-item>
              <text:p text:style-name="P28"><text:span text:style-name="T7">Office hours</text:span></text:p>
              <text:list>
                <text:list-item>
                  <text:p text:style-name="P28"><text:span text:style-name="T7">Still being worked on</text:span></text:p>
                </text:list-item>
                <text:list-item>
                  <text:p text:style-name="P31"><text:span text:style-name="T7">Will be on CULearn</text:span></text:p>
                </text:list-item>
              </text:list>
            </text:list-item>
          </text:list>
        </text:list-item>
      </text:list>
      <text:p text:style-name="P3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iberation" svg:font-family="Liberation"/>
    <style:font-face style:name="DejaVu Serif" svg:font-family="'DejaVu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DejaVu Serif" fo:font-size="12pt" fo:language="en" fo:country="CA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DejaVu Serif" fo:font-size="12pt" fo:language="en" fo:country="CA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06T16:09:08.051922970</meta:creation-date>
    <meta:generator>LibreOffice/4.3.5.2.0$Linux_X86_64 LibreOffice_project/430m0$Build-2</meta:generator>
    <dc:date>2015-01-06T16:33:59.171780699</dc:date>
    <meta:editing-duration>PT24M36S</meta:editing-duration>
    <meta:editing-cycles>31</meta:editing-cycles>
    <meta:document-statistic meta:table-count="0" meta:image-count="0" meta:object-count="0" meta:page-count="3" meta:paragraph-count="86" meta:word-count="534" meta:character-count="2788" meta:non-whitespace-character-count="2422"/>
  </office:meta>
</office:document-meta>
</file>